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81000000600C7E52FD346073A1.png" manifest:media-type="image/png"/>
  <manifest:file-entry manifest:full-path="Pictures/10000000000003FE000000315B09F410845C1B72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3FD0000007E340FB16935599602.png" manifest:media-type="image/png"/>
  <manifest:file-entry manifest:full-path="Pictures/10000000000002C3000000A9C6CF94939F39E923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AF0000009F888D8A28B7E77F7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76" style:family="paragraph" style:parent-style-name="Standard">
      <style:text-properties officeooo:rsid="0011771c" officeooo:paragraph-rsid="0011771c"/>
    </style:style>
    <style:style style:name="P77" style:family="paragraph" style:parent-style-name="Standard">
      <style:text-properties officeooo:rsid="0011eb25" officeooo:paragraph-rsid="0011eb25"/>
    </style:style>
    <style:style style:name="P78" style:family="paragraph" style:parent-style-name="Standard">
      <style:text-properties officeooo:rsid="00131a23" officeooo:paragraph-rsid="00131a23"/>
    </style:style>
    <style:style style:name="P79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8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8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86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87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98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101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103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104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105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107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113" style:family="paragraph">
      <style:paragraph-properties fo:margin-left="0cm" fo:margin-right="0cm" fo:line-height="106%" fo:text-indent="0cm"/>
    </style:style>
    <style:style style:name="P114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size="14pt" fo:font-weight="bold" officeooo:rsid="001538b0" style:font-size-asian="12.25pt" style:font-weight-asian="bold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28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officeooo:rsid="001a7cba"/>
    </style:style>
    <style:style style:name="T30" style:family="text">
      <style:text-properties officeooo:rsid="001fc57f"/>
    </style:style>
    <style:style style:name="T31" style:family="text">
      <style:text-properties officeooo:rsid="002d2d6e"/>
    </style:style>
    <style:style style:name="T32" style:family="text">
      <style:text-properties officeooo:rsid="002ec8d4"/>
    </style:style>
    <style:style style:name="T33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34" style:family="text">
      <style:text-properties officeooo:rsid="00346025"/>
    </style:style>
    <style:style style:name="T35" style:family="text">
      <style:text-properties officeooo:rsid="003ec974"/>
    </style:style>
    <style:style style:name="T36" style:family="text">
      <style:text-properties officeooo:rsid="00413c50"/>
    </style:style>
    <style:style style:name="T37" style:family="text">
      <style:text-properties officeooo:rsid="004d41a8"/>
    </style:style>
    <style:style style:name="T38" style:family="text">
      <style:text-properties officeooo:rsid="00584113"/>
    </style:style>
    <style:style style:name="T39" style:family="text">
      <style:text-properties officeooo:rsid="006555aa"/>
    </style:style>
    <style:style style:name="T40" style:family="text">
      <style:text-properties officeooo:rsid="0065565c"/>
    </style:style>
    <style:style style:name="T41" style:family="text">
      <style:text-properties officeooo:rsid="0065f602"/>
    </style:style>
    <style:style style:name="T42" style:family="text">
      <style:text-properties officeooo:rsid="0073eab6"/>
    </style:style>
    <style:style style:name="T43" style:family="text">
      <style:text-properties officeooo:rsid="007e8ec4"/>
    </style:style>
    <style:style style:name="T44" style:family="text">
      <style:text-properties officeooo:rsid="00ab0d42"/>
    </style:style>
    <style:style style:name="T45" style:family="text">
      <style:text-properties officeooo:rsid="00c1ee46"/>
    </style:style>
    <style:style style:name="T46" style:family="text">
      <style:text-properties officeooo:rsid="00c7b920"/>
    </style:style>
    <style:style style:name="T47" style:family="text">
      <style:text-properties officeooo:rsid="00cabbfe"/>
    </style:style>
    <style:style style:name="T48" style:family="text">
      <style:text-properties officeooo:rsid="00d57b61"/>
    </style:style>
    <style:style style:name="T49" style:family="text">
      <style:text-properties officeooo:rsid="00e45cc8"/>
    </style:style>
    <style:style style:name="T50" style:family="text">
      <style:text-properties officeooo:rsid="00e5b3c4"/>
    </style:style>
    <style:style style:name="T51" style:family="text">
      <style:text-properties officeooo:rsid="00e69ba2"/>
    </style:style>
    <style:style style:name="T52" style:family="text">
      <style:text-properties officeooo:rsid="00e87ced"/>
    </style:style>
    <style:style style:name="T53" style:family="text">
      <style:text-properties officeooo:rsid="00f07c7a"/>
    </style:style>
    <style:style style:name="T54" style:family="text">
      <style:text-properties officeooo:rsid="00f1a677"/>
    </style:style>
    <style:style style:name="T55" style:family="text">
      <style:text-properties officeooo:rsid="00fdbfdf"/>
    </style:style>
    <style:style style:name="T56" style:family="text">
      <style:text-properties officeooo:rsid="00ffc702"/>
    </style:style>
    <style:style style:name="T57" style:family="text">
      <style:text-properties officeooo:rsid="0100e4e1"/>
    </style:style>
    <style:style style:name="T58" style:family="text">
      <style:text-properties officeooo:rsid="0100ed2d"/>
    </style:style>
    <style:style style:name="T59" style:family="text">
      <style:text-properties officeooo:rsid="01047e4d"/>
    </style:style>
    <style:style style:name="T60" style:family="text">
      <style:text-properties officeooo:rsid="01097532"/>
    </style:style>
    <style:style style:name="T61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 loext:marker-style-name="T1"><text:span text:style-name="T1"><text:s text:c="5"/>LİNUX NOTLARI</text:span></text:p>
      <text:p text:style-name="P84" loext:marker-style-name="T2"><text:span text:style-name="T1"><text:line-break/></text:span><text:span text:style-name="T21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25">Clear</text:span></text:p>
      <text:p text:style-name="P84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84" loext:marker-style-name="T2"><text:span text:style-name="T3"><text:line-break/></text:span><text:span text:style-name="T23">Cal</text:span><text:span text:style-name="T24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85" loext:marker-style-name="T2"><draw:frame text:anchor-type="paragraph" draw:z-index="0" draw:name="Metin Çerçevesi 1" draw:style-name="gr1" draw:text-style-name="P114" svg:width="15.029cm" svg:height="0.708cm" svg:x="0.182cm" svg:y="0.065cm"><draw:text-box><text:p text:style-name="P113"><text:span text:style-name="T61">sudo apt-get install ncal -y</text:span></text:p></draw:text-box></draw:frame><text:span text:style-name="T5"/></text:p>
      <text:p text:style-name="P86" loext:marker-style-name="T2"/>
      <text:p text:style-name="P76"/>
      <text:p text:style-name="P76">Burada eğer takvimi yıl olarak almak istersek aşağıdaki şekilde alabiliriz.<text:line-break/></text:p>
      <text:p text:style-name="P76"><draw:frame text:anchor-type="paragraph" draw:z-index="1" draw:name="Metin Çerçevesi 2" draw:style-name="gr1" draw:text-style-name="P114" svg:width="15.029cm" svg:height="0.708cm" svg:x="0.182cm" svg:y="0.065cm"><draw:text-box><text:p text:style-name="P113"><text:span text:style-name="T61">cal -y</text:span></text:p></draw:text-box></draw:frame><text:line-break/></text:p>
      <text:p text:style-name="P76"/>
      <text:p text:style-name="P77">2018 yılı için takvimi getirmek istersek</text:p>
      <text:p text:style-name="P77"/>
      <text:p text:style-name="P77"><draw:frame text:anchor-type="paragraph" draw:z-index="2" draw:name="Metin Çerçevesi 3" draw:style-name="gr1" draw:text-style-name="P114" svg:width="15.029cm" svg:height="0.708cm" svg:x="0.182cm" svg:y="0.065cm"><draw:text-box><text:p text:style-name="P113"><text:span text:style-name="T61">cal 2018</text:span></text:p></draw:text-box></draw:frame></text:p>
      <text:p text:style-name="P76"/>
      <text:p text:style-name="P76"/>
      <text:p text:style-name="P78">Mevcut tarihi almak için “<text:span text:style-name="T11">date</text:span>” komutu kullanılır.</text:p>
      <text:p text:style-name="P78"/>
      <text:p text:style-name="P78"><text:line-break/><text:span text:style-name="T26">History</text:span></text:p>
      <text:p text:style-name="P78"><text:span text:style-name="T26"/></text:p>
      <text:p text:style-name="P1"><text:span text:style-name="T29">“</text:span><text:span text:style-name="T12">history</text:span><text:span text:style-name="T29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1" draw:text-style-name="P114" svg:width="15.029cm" svg:height="0.708cm" svg:x="0.182cm" svg:y="0.065cm"><draw:text-box><text:p text:style-name="P113"><text:span text:style-name="T61">history -c</text:span></text:p></draw:text-box></draw:frame><text:line-break/></text:p>
      <text:p text:style-name="P3"/>
      <text:p text:style-name="P79">Komut Yapısı</text:p>
      <text:p text:style-name="P79"/>
      <text:p text:style-name="P5"><draw:frame text:anchor-type="paragraph" draw:z-index="5" draw:name="Metin Çerçevesi 5" draw:style-name="gr1" draw:text-style-name="P114" svg:width="15.029cm" svg:height="0.708cm" svg:x="0.182cm" svg:y="0.065cm"><draw:text-box><text:p text:style-name="P113"><text:span text:style-name="T61">komut_adi secenek girdi</text:span></text:p></draw:text-box></draw:frame></text:p>
      <text:p text:style-name="P5"/>
      <text:p text:style-name="P6"/>
      <text:list text:style-name="L1">
        <text:list-item>
          <text:p text:style-name="P87">Seçenekler - ile yazılır.</text:p>
        </text:list-item>
        <text:list-item>
          <text:p text:style-name="P87">Seçeneklerin uzun hali ile yazılışında <text:s/>-- kullanılır.</text:p>
        </text:list-item>
        <text:list-item>
          <text:p text:style-name="P87">Girdiler ise düz şekilde yazılır<text:line-break/></text:p>
        </text:list-item>
      </text:list>
      <text:p text:style-name="P6"><draw:frame text:anchor-type="paragraph" draw:z-index="10" draw:name="Metin Çerçevesi 8" draw:style-name="gr1" draw:text-style-name="P114" svg:width="15.029cm" svg:height="0.708cm" svg:x="0.182cm" svg:y="0.065cm"><draw:text-box><text:p text:style-name="P113"><text:span text:style-name="T61">date -u</text:span></text:p></draw:text-box></draw:frame></text:p>
      <text:p text:style-name="P6"/>
      <text:p text:style-name="P6"><draw:frame text:anchor-type="paragraph" draw:z-index="11" draw:name="Metin Çerçevesi 9" draw:style-name="gr1" draw:text-style-name="P114" svg:width="15.029cm" svg:height="0.708cm" svg:x="0.182cm" svg:y="0.065cm"><draw:text-box><text:p text:style-name="P113"><text:span text:style-name="T61">date --universal</text:span></text:p></draw:text-box></draw:frame></text:p>
      <text:p text:style-name="P6"/>
      <text:p text:style-name="P6"><draw:frame text:anchor-type="paragraph" draw:z-index="12" draw:name="Metin Çerçevesi 10" draw:style-name="gr1" draw:text-style-name="P114" svg:width="15.029cm" svg:height="0.708cm" svg:x="0.182cm" svg:y="0.065cm"><draw:text-box><text:p text:style-name="P113"><text:span text:style-name="T61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1" draw:text-style-name="P114" svg:width="15.029cm" svg:height="0.708cm" svg:x="0.182cm" svg:y="0.065cm"><draw:text-box><text:p text:style-name="P113"><text:span text:style-name="T61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30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1" draw:text-style-name="P114" svg:width="15.029cm" svg:height="0.708cm" svg:x="0.182cm" svg:y="0.065cm"><draw:text-box><text:p text:style-name="P113"><text:span text:style-name="T61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1" draw:text-style-name="P114" svg:width="15.029cm" svg:height="0.708cm" svg:x="0.182cm" svg:y="0.065cm"><draw:text-box><text:p text:style-name="P113"><text:span text:style-name="T61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27"/></text:p>
      <text:p text:style-name="P8"><text:span text:style-name="T27"/></text:p>
      <text:p text:style-name="P8"><text:span text:style-name="T27"/></text:p>
      <text:p text:style-name="P8"><text:span text:style-name="T27"/></text:p>
      <text:p text:style-name="P8"><text:span text:style-name="T27"/></text:p>
      <text:p text:style-name="P8"><text:soft-page-break/><text:span text:style-name="T27">MAN PAGES</text:span></text:p>
      <text:p text:style-name="P7"><text:span text:style-name="T27"/></text:p>
      <text:p text:style-name="P9">Linux içerisindeki kodları ezberlememize gerek yoktur. Linux komutların ne işe yaradığını gösteren bir mekanizma sağlar. <text:span text:style-name="T31">(</text:span><text:a xlink:type="simple" xlink:href="https://www.man7.org/linux/man-pages/index.html" text:style-name="Internet_20_link" text:visited-style-name="Visited_20_Internet_20_Link"><text:span text:style-name="Citation"><text:span text:style-name="T31">https://www.man7.org/linux/man-pages/index.html</text:span></text:span></text:a><text:span text:style-name="T31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32">ile </text:span><text:span text:style-name="T33">alakalı</text:span><text:span text:style-name="T32"> komutlara</text:span> bakmak istersek <text:span text:style-name="T35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1" draw:text-style-name="P114" svg:width="15.029cm" svg:height="0.708cm" svg:x="0.182cm" svg:y="0.065cm"><draw:text-box><text:p text:style-name="P113"><text:span text:style-name="T61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1" draw:text-style-name="P114" svg:width="15.029cm" svg:height="0.708cm" svg:x="0.182cm" svg:y="0.065cm"><draw:text-box><text:p text:style-name="P113"><text:span text:style-name="T61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34">Yukarıda dikkat edilmesi gereken bir diğer nokta</text:span><text:span text:style-name="T13"> [ ] </text:span><text:span text:style-name="T34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1" draw:text-style-name="P114" svg:width="15.029cm" svg:height="0.708cm" svg:x="0.182cm" svg:y="-0.268cm"><draw:text-box><text:p text:style-name="P113"><text:span text:style-name="T61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1" draw:text-style-name="P114" svg:width="15.029cm" svg:height="0.708cm" svg:x="0.182cm" svg:y="-0.268cm"><draw:text-box><text:p text:style-name="P113"><text:span text:style-name="T61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1" draw:text-style-name="P114" svg:width="15.029cm" svg:height="0.708cm" svg:x="0.182cm" svg:y="-0.268cm"><draw:text-box><text:p text:style-name="P113"><text:span text:style-name="T61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1" draw:text-style-name="P114" svg:width="15.029cm" svg:height="0.708cm" svg:x="0.182cm" svg:y="-0.268cm"><draw:text-box><text:p text:style-name="P113"><text:span text:style-name="T61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36">Burada görüyoruz ki “</text:span><text:span text:style-name="T14">ls</text:span><text:span text:style-name="T36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1" draw:text-style-name="P114" svg:width="15.029cm" svg:height="0.708cm" svg:x="0.182cm" svg:y="-0.268cm"><draw:text-box><text:p text:style-name="P113"><text:span text:style-name="T61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1" draw:text-style-name="P114" svg:width="15.029cm" svg:height="0.708cm" svg:x="0.182cm" svg:y="-0.268cm"><draw:text-box><text:p text:style-name="P113"><text:span text:style-name="T61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1" draw:text-style-name="P114" svg:width="15.029cm" svg:height="0.708cm" svg:x="0.182cm" svg:y="-0.268cm"><draw:text-box><text:p text:style-name="P113"><text:span text:style-name="T61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37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28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88">Standard Input --&gt; 0</text:p>
          <text:p text:style-name="P88"/>
        </text:list-item>
        <text:list-item>
          <text:p text:style-name="P88">Standard Output --&gt; 1</text:p>
        </text:list-item>
      </text:list>
      <text:p text:style-name="P24"/>
      <text:list text:continue-numbering="true" text:style-name="L2">
        <text:list-item>
          <text:p text:style-name="P88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74">Düzgün biçimde çalışan komut</text:p>
      <text:p text:style-name="P21"/>
      <text:p text:style-name="P21"><draw:frame text:anchor-type="paragraph" draw:z-index="32" draw:name="Metin Çerçevesi 21" draw:style-name="gr1" draw:text-style-name="P114" svg:width="15.029cm" svg:height="0.708cm" svg:x="0.182cm" svg:y="-0.268cm"><draw:text-box><text:p text:style-name="P113"><text:span text:style-name="T61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74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22">Komut Yönlendirme </text:span><text:span text:style-name="T11">(</text:span><text:span text:style-name="T22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1" draw:text-style-name="P114" svg:width="15.029cm" svg:height="0.708cm" svg:x="0.182cm" svg:y="-0.268cm"><draw:text-box><text:p text:style-name="P113"><text:span text:style-name="T61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38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1" draw:text-style-name="P114" svg:width="15.029cm" svg:height="0.708cm" svg:x="0.182cm" svg:y="-0.268cm"><draw:text-box><text:p text:style-name="P113"><text:span text:style-name="T61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1" draw:text-style-name="P114" svg:width="15.029cm" svg:height="0.708cm" svg:x="0.182cm" svg:y="-0.268cm"><draw:text-box><text:p text:style-name="P113"><text:span text:style-name="T61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1" draw:text-style-name="P114" svg:width="15.029cm" svg:height="0.708cm" svg:x="0.182cm" svg:y="-0.268cm"><draw:text-box><text:p text:style-name="P113"><text:span text:style-name="T61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1" draw:text-style-name="P114" svg:width="15.029cm" svg:height="0.708cm" svg:x="0.182cm" svg:y="-0.268cm"><draw:text-box><text:p text:style-name="P113"><text:span text:style-name="T61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39">verileri</text:span> bu şekilde okuyabiliyoruz.</text:p>
      <text:p text:style-name="P31"/>
      <text:p text:style-name="P32">Buradan “<text:span text:style-name="T15">cat</text:span>” <text:span text:style-name="T40">komutu ile</text:span> aldığımız verileri “<text:span text:style-name="T11">hello.txt</text:span>” isimli dosyaya yazdır<text:span text:style-name="T41">alım. Eğer bir hata olursa da “</text:span><text:span text:style-name="T16">error.txt</text:span><text:span text:style-name="T41">” içerisine bunu yazdıralım.</text:span><text:line-break/></text:p>
      <text:p text:style-name="P32"/>
      <text:p text:style-name="P32"><draw:frame text:anchor-type="paragraph" draw:z-index="48" draw:name="Metin Çerçevesi 27" draw:style-name="gr1" draw:text-style-name="P114" svg:width="15.029cm" svg:height="0.708cm" svg:x="0.182cm" svg:y="-0.268cm"><draw:text-box><text:p text:style-name="P113"><text:span text:style-name="T61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22">Komut Birleştirme</text:span> <text:span text:style-name="T22">(Piping)</text:span></text:p>
      <text:p text:style-name="P36"><text:span text:style-name="T22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22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1" draw:text-style-name="P114" svg:width="15.029cm" svg:height="0.708cm" svg:x="0.182cm" svg:y="-0.268cm"><draw:text-box><text:p text:style-name="P113"><text:span text:style-name="T61">man cut</text:span></text:p></draw:text-box></draw:frame></text:p>
      <text:p text:style-name="P36"><text:span text:style-name="T22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22"/></text:p>
      <text:p text:style-name="P39">Bu komut aslında bildiğimiz <text:span text:style-name="T42">kopyalama</text:span> komutudur. Yukarıda da ayrıntılı bir şekilde görebiliriz.</text:p>
      <text:p text:style-name="P36"><text:span text:style-name="T22"/></text:p>
      <text:p text:style-name="P4">Bir örnek üzerinden gidecek olursak;</text:p>
      <text:p text:style-name="P4"><draw:frame text:anchor-type="paragraph" draw:z-index="55" draw:name="Metin Çerçevesi 29" draw:style-name="gr1" draw:text-style-name="P114" svg:width="15.029cm" svg:height="0.708cm" svg:x="0.182cm" svg:y="0.176cm"><draw:text-box><text:p text:style-name="P113"><text:span text:style-name="T61">date 1&gt;&gt; date.txt</text:span></text:p></draw:text-box></draw:frame></text:p>
      <text:p text:style-name="P4"/>
      <text:p text:style-name="P36"><text:span text:style-name="T22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1" draw:text-style-name="P114" svg:width="15.029cm" svg:height="0.708cm" svg:x="0.182cm" svg:y="0.452cm"><draw:text-box><text:p text:style-name="P113"><text:span text:style-name="T61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75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1" draw:text-style-name="P114" svg:width="15.029cm" svg:height="0.708cm" svg:x="0.182cm" svg:y="0.452cm"><draw:text-box><text:p text:style-name="P113"><text:span text:style-name="T61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1" draw:text-style-name="P114" svg:width="15.029cm" svg:height="0.708cm" svg:x="0.182cm" svg:y="0.452cm"><draw:text-box><text:p text:style-name="P113"><text:span text:style-name="T61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1" draw:text-style-name="P114" svg:width="15.029cm" svg:height="0.708cm" svg:x="0.182cm" svg:y="0.452cm"><draw:text-box><text:p text:style-name="P113"><text:span text:style-name="T61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43">çünkü bizim pipe sürecimize bir veri dönmüyor</text:span>. Bunun için farklı bir çözüm yapacağız.</text:p>
      <text:p text:style-name="P46"/>
      <text:p text:style-name="P46"/>
      <text:p text:style-name="P80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1" draw:text-style-name="P114" svg:width="15.029cm" svg:height="0.708cm" svg:x="0.182cm" svg:y="0.118cm"><draw:text-box><text:p text:style-name="P113"><text:span text:style-name="T61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1" draw:text-style-name="P114" svg:width="15.029cm" svg:height="0.708cm" svg:x="0.182cm" svg:y="0.118cm"><draw:text-box><text:p text:style-name="P113"><text:span text:style-name="T61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81">Xarg Komutu</text:p>
      <text:p text:style-name="P49"/>
      <text:p text:style-name="P49"><draw:frame text:anchor-type="paragraph" draw:z-index="67" draw:name="Metin Çerçevesi 36" draw:style-name="gr1" draw:text-style-name="P114" svg:width="15.029cm" svg:height="0.708cm" svg:x="0.182cm" svg:y="0.118cm"><draw:text-box><text:p text:style-name="P113"><text:span text:style-name="T61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1" draw:text-style-name="P114" svg:width="15.029cm" svg:height="0.708cm" svg:x="0.182cm" svg:y="0.118cm"><draw:text-box><text:p text:style-name="P113"><text:span text:style-name="T61">echo hello</text:span></text:p></draw:text-box></draw:frame></text:p>
      <text:p text:style-name="P51"/>
      <text:p text:style-name="P51"><draw:frame text:anchor-type="paragraph" draw:z-index="69" draw:name="Metin Çerçevesi 37" draw:style-name="gr1" draw:text-style-name="P114" svg:width="15.029cm" svg:height="0.708cm" svg:x="0.182cm" svg:y="0.118cm"><draw:text-box><text:p text:style-name="P113"><text:span text:style-name="T61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1" draw:text-style-name="P114" svg:width="15.029cm" svg:height="0.708cm" svg:x="0.182cm" svg:y="0.118cm"><draw:text-box><text:p text:style-name="P113"><text:span text:style-name="T61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44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1" draw:text-style-name="P114" svg:width="15.029cm" svg:height="0.708cm" svg:x="0.182cm" svg:y="0.118cm"><draw:text-box><text:p text:style-name="P113"><text:span text:style-name="T61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1" draw:text-style-name="P114" svg:width="15.029cm" svg:height="0.708cm" svg:x="0.182cm" svg:y="0.118cm"><draw:text-box><text:p text:style-name="P113"><text:span text:style-name="T61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1" draw:text-style-name="P114" svg:width="15.029cm" svg:height="0.708cm" svg:x="0.182cm" svg:y="0.118cm"><draw:text-box><text:p text:style-name="P113"><text:span text:style-name="T61">cat new_file.txt | xargs rm</text:span></text:p></draw:text-box></draw:frame></text:p>
      <text:p text:style-name="P54"/>
      <text:p text:style-name="P54"/>
      <text:p text:style-name="P54"><text:soft-page-break/></text:p>
      <text:p text:style-name="P82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45">n benzerini</text:span> ele alalım.</text:p>
      <text:p text:style-name="P64"/>
      <text:p text:style-name="P64"><draw:frame text:anchor-type="paragraph" draw:z-index="78" draw:name="Metin Çerçevesi 43" draw:style-name="gr1" draw:text-style-name="P114" svg:width="15.029cm" svg:height="0.708cm" svg:x="0.182cm" svg:y="0.118cm"><draw:text-box><text:p text:style-name="P113"><text:span text:style-name="T61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46">e</text:span> bunu<text:span text:style-name="T11"> tarihkaydet </text:span>isimli bir komuta ata<text:span text:style-name="T47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48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1" draw:text-style-name="P114" svg:width="15.029cm" svg:height="0.708cm" svg:x="0.182cm" svg:y="0.118cm"><draw:text-box><text:p text:style-name="P113"><text:span text:style-name="T61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49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112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90">Terminal açıldığında bizi karşılayan ve işlemleri üzerinden yaptığımız ifadenin anlamı;<text:line-break/><text:line-break/>- <text:s text:c="2"/>“<text:span text:style-name="T11">usrht</text:span>” <text:span text:style-name="T50">kısmı terminalde işlem yapan kullanıcıyı<text:line-break/><text:line-break/>- <text:s text:c="2"/>@ ifadesinden sonra gelen “</text:span><text:span text:style-name="T17">usrht-VirtualBox</text:span><text:span text:style-name="T50">” ise hostname olmaktadır.</text:span></text:p>
      <text:p text:style-name="P90"/>
      <text:p text:style-name="P91"><text:span text:style-name="T51">- <text:s text:c="2"/>“~” tilda işareti ise işlem yapılan konumu bize vermektedir.</text:span></text:p>
      <text:p text:style-name="P91"/>
      <text:p text:style-name="P91"><text:span text:style-name="T52">- <text:s text:c="2"/>Aslında bu tilda ifadesi </text:span><text:span text:style-name="T18">/home/usrht </text:span><text:span text:style-name="T52">ifadesinin yerine geçmektedir. Kök dizindir yani en tepede yer alan klasördür.</text:span><text:span text:style-name="T51"> </text:span><text:span text:style-name="T50"><text:line-break/></text:span></text:p>
      <text:p text:style-name="P92">- <text:s text:c="2"/>$ işareti ise sıradan bir kullacının işlem yaptığı anlamına gelir</text:p>
      <text:p text:style-name="P92"/>
      <text:p text:style-name="P92">- <text:s text:c="2"/># işareti olursa burada admin yetkileriyle donatılmış daha fazla yetkili kullanıcı olduğu anlamına gelir.</text:p>
      <text:p text:style-name="P92"/>
      <text:p text:style-name="P92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89"/>
      <text:p text:style-name="P54"/>
      <text:p text:style-name="P54"/>
      <text:p text:style-name="P54"/>
      <text:p text:style-name="P94">Yukarıda yazdığımız pwd (print working directory) ile <text:span text:style-name="T53">bize tilda ile gelen ifade gelmektedir.</text:span></text:p>
      <text:p text:style-name="P94"/>
      <text:p text:style-name="P95">“<text:span text:style-name="T11">ls</text:span>” komutu ile ise bu konumdaki klasörleri listeleyebiliriz. <text:span text:style-name="T54">Bunu daha önce de incelemiştik.</text:span></text:p>
      <text:p text:style-name="P95"/>
      <text:p text:style-name="P96">Mavi renktekiler klasörü, beyazlar ise dosyaları simgeler.</text:p>
      <text:p text:style-name="P95"/>
      <text:p text:style-name="P95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95"/>
      <text:p text:style-name="P97">Eğer -l opsiyonuyla çalıştırırsak</text:p>
      <text:p text:style-name="P97"/>
      <text:p text:style-name="P97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8"/>
      <text:p text:style-name="P99"><text:span text:style-name="T60">1. kolon yetkilendirmeyi </text:span><text:span text:style-name="T20">(-rw-rw-r--)</text:span></text:p>
      <text:p text:style-name="P106">2. kolon (hardlink) kısayol sayısını belirtir. <text:span text:style-name="T11">(1)</text:span></text:p>
      <text:p text:style-name="P106">3. kolon dosyanın sahibi olan kullanıcıyı <text:span text:style-name="T11">(usrht)</text:span></text:p>
      <text:p text:style-name="P106">4. kolon dosyanın sahibi olan grubu <text:span text:style-name="T11">(usrht)</text:span></text:p>
      <text:p text:style-name="P106">5. kolon dosyanın kapasitesini <text:span text:style-name="T11">(29)</text:span></text:p>
      <text:p text:style-name="P106">6. kolon dosyanın oluşturulma zamanını <text:span text:style-name="T11">(Kas 3 15:49)</text:span></text:p>
      <text:p text:style-name="P106">7. kolon ise dosya veya klasörün adını belirtir. <text:span text:style-name="T11">(date_tee.txt)</text:span></text:p>
      <text:p text:style-name="P99"><text:soft-page-break/><text:line-break/>eğer başında d ile başlıyorsa “directory” yani bir klasör olduğunu, bunun yerine sadece - varsa bunun bir </text:p>
      <text:p text:style-name="P98">dosya olduğunu belirtir.</text:p>
      <text:p text:style-name="P98"/>
      <text:p text:style-name="P100">Bu işaretten sonra orada 9 hani bir grup var.</text:p>
      <text:p text:style-name="P100"/>
      <text:p text:style-name="P101"><text:span text:style-name="T56">9 haneli grubu 3 ana parçaya ayırabiliriz</text:span></text:p>
      <text:p text:style-name="P101"/>
      <text:p text:style-name="P101"><text:span text:style-name="T19">rwx/rwx/rwx</text:span><text:span text:style-name="T56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101"/>
      <text:p text:style-name="P101">- <text:span text:style-name="T57">üçüncüsü ise dosya sahibinin ve sahibi olan grubun dışındaki kişilerin yetkilerini gösterir</text:span></text:p>
      <text:p text:style-name="P101"><text:line-break/>Bu 9 haneli gruplardan<text:line-break/><text:line-break/>Örneğin “<text:span text:style-name="T11">drwxr-xr-x</text:span>” <text:s/></text:p>
      <text:p text:style-name="P100"/>
      <text:p text:style-name="P102">d’den sonra gelen ilk 3 harf yani “<text:span text:style-name="T11">rwx</text:span>” <text:span text:style-name="T58">dosya sahibi</text:span> <text:span text:style-name="T55">kullanıcının bu dosya üzerindeki yetkilerini</text:span></text:p>
      <text:p text:style-name="P102"/>
      <text:list text:style-name="L3">
        <text:list-item>
          <text:p text:style-name="P107">r - read </text:p>
        </text:list-item>
        <text:list-item>
          <text:p text:style-name="P107">w - write</text:p>
        </text:list-item>
        <text:list-item>
          <text:p text:style-name="P107">x - execute</text:p>
        </text:list-item>
      </text:list>
      <text:p text:style-name="P103"/>
      <text:p text:style-name="P104">ikinci olarak gelen<text:span text:style-name="T11"> r-x</text:span> ise dosya sahibi olan grubun <text:span text:style-name="T59">yetkilerini</text:span></text:p>
      <text:p text:style-name="P108"/>
      <text:list text:style-name="L4">
        <text:list-item>
          <text:p text:style-name="P109">r - read</text:p>
        </text:list-item>
        <text:list-item>
          <text:p text:style-name="P109">x - execute</text:p>
        </text:list-item>
      </text:list>
      <text:p text:style-name="P104"/>
      <text:p text:style-name="P105">üçüncü olarak gelen<text:span text:style-name="T11"> r-x</text:span> ise aynı şekilde bu kişi ve grupların dışındaki kullanıcıların yetkilerini gösterir.</text:p>
      <text:p text:style-name="P105"/>
      <text:list text:continue-numbering="true" text:style-name="L4">
        <text:list-item>
          <text:p text:style-name="P110">r - read</text:p>
        </text:list-item>
        <text:list-item>
          <text:p text:style-name="P110">x - execute</text:p>
        </text:list-item>
      </text:list>
      <text:p text:style-name="P111"/>
      <text:p text:style-name="P111"/>
      <text:p text:style-name="P1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07T14:53:49.325000000</dc:date>
    <meta:editing-duration>PT5H52M36S</meta:editing-duration>
    <meta:editing-cycles>211</meta:editing-cycles>
    <meta:generator>LibreOffice/7.6.2.1$Windows_X86_64 LibreOffice_project/56f7684011345957bbf33a7ee678afaf4d2ba333</meta:generator>
    <meta:document-statistic meta:table-count="0" meta:image-count="47" meta:object-count="0" meta:page-count="17" meta:paragraph-count="158" meta:word-count="1471" meta:character-count="10628" meta:non-whitespace-character-count="9256"/>
  </office:meta>
</office:document-meta>
</file>